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8fdaeb" style:parent-style-name="Normal">
      <style:paragraph-properties fo:line-height="100%" fo:margin-bottom="0.0mm" fo:margin-top="0.0mm"/>
    </style:style>
    <style:style style:family="table-cell" style:name="a4b53dd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eb773" style:parent-style-name="Normal">
      <style:paragraph-properties fo:line-height="100%" fo:margin-bottom="0.0mm" fo:margin-top="0.0mm"/>
    </style:style>
    <style:style style:family="table-cell" style:name="a9428f8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396a4" style:parent-style-name="Normal">
      <style:paragraph-properties fo:line-height="100%" fo:margin-bottom="0.0mm" fo:margin-top="0.0mm"/>
    </style:style>
    <style:style style:family="table-cell" style:name="a84a953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2bdba" style:parent-style-name="Normal">
      <style:paragraph-properties fo:line-height="100%" fo:margin-bottom="0.0mm" fo:margin-top="0.0mm"/>
    </style:style>
    <style:style style:family="table-cell" style:name="a2dada1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d4b0d" style:parent-style-name="Normal">
      <style:paragraph-properties fo:line-height="100%" fo:margin-bottom="0.0mm" fo:margin-top="0.0mm"/>
    </style:style>
    <style:style style:family="table-cell" style:name="a5d39f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daacf" style:parent-style-name="Normal">
      <style:paragraph-properties fo:line-height="100%" fo:margin-bottom="0.0mm" fo:margin-top="0.0mm"/>
      <style:text-properties fo:country="US" fo:language="en"/>
    </style:style>
    <style:style style:family="table-cell" style:name="a9b291d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c74c5" style:parent-style-name="Normal">
      <style:paragraph-properties fo:line-height="100%" fo:margin-bottom="0.0mm" fo:margin-top="0.0mm"/>
      <style:text-properties fo:country="US" fo:language="en"/>
    </style:style>
    <style:style style:family="table-cell" style:name="a9ea534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405c9" style:parent-style-name="Normal">
      <style:paragraph-properties fo:line-height="100%" fo:margin-bottom="0.0mm" fo:margin-top="0.0mm"/>
      <style:text-properties fo:country="US" fo:language="en"/>
    </style:style>
    <style:style style:family="table-cell" style:name="a381864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2d31a" style:parent-style-name="Normal">
      <style:paragraph-properties fo:line-height="100%" fo:margin-bottom="0.0mm" fo:margin-top="0.0mm"/>
      <style:text-properties fo:country="US" fo:language="en"/>
    </style:style>
    <style:style style:family="paragraph" style:name="abda9f3" style:parent-style-name="Normal">
      <style:paragraph-properties fo:line-height="100%" fo:margin-bottom="0.0mm" fo:margin-top="0.0mm" fo:text-align="center"/>
      <style:text-properties fo:country="US" fo:language="en"/>
    </style:style>
    <style:style style:family="paragraph" style:name="a2decd3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d2b10e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9a804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7e07f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d384b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7517a1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25bee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fb0c9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b64be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d22c2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b1b5c" style:parent-style-name="Normal">
      <style:paragraph-properties fo:line-height="100%" fo:margin-bottom="0.0mm" fo:margin-top="0.0mm" fo:text-align="center"/>
      <style:text-properties fo:country="US" fo:language="en"/>
    </style:style>
    <style:style style:family="table-cell" style:name="a49f0c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2a79a8">
      <style:table-column-properties style:rel-column-width="33*"/>
    </style:style>
    <style:style style:family="table" style:name="a24b323">
      <style:table-properties fo:margin-left="0.0mm" style:width="12.381cm" table:align="left"/>
    </style:style>
    <style:style style:family="table-cell" style:name="a1b445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46e2b" style:parent-style-name="Normal">
      <style:paragraph-properties fo:line-height="100%" fo:margin-bottom="0.0mm" fo:margin-top="0.0mm"/>
    </style:style>
    <style:style style:family="table-cell" style:name="a2b630d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4e0af" style:parent-style-name="Normal">
      <style:paragraph-properties fo:line-height="100%" fo:margin-bottom="0.0mm" fo:margin-top="0.0mm"/>
    </style:style>
    <style:style style:family="table-cell" style:name="a1eb99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b3228" style:parent-style-name="Normal">
      <style:paragraph-properties fo:line-height="100%" fo:margin-bottom="0.0mm" fo:margin-top="0.0mm"/>
    </style:style>
    <style:style style:family="table-cell" style:name="a4b73de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58c23" style:parent-style-name="Normal">
      <style:paragraph-properties fo:line-height="100%" fo:margin-bottom="0.0mm" fo:margin-top="0.0mm"/>
    </style:style>
    <style:style style:family="table-cell" style:name="a5271be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91379" style:parent-style-name="Normal">
      <style:paragraph-properties fo:line-height="100%" fo:margin-bottom="0.0mm" fo:margin-top="0.0mm"/>
    </style:style>
    <style:style style:family="paragraph" style:name="a82072d" style:parent-style-name="Normal">
      <style:paragraph-properties fo:line-height="100%" fo:margin-bottom="0.0mm" fo:margin-top="0.0mm"/>
    </style:style>
    <style:style style:data-style-name="N2" style:family="table-cell" style:name="a9f91e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7d7fe" style:parent-style-name="Normal">
      <style:paragraph-properties fo:line-height="100%" fo:margin-bottom="0.0mm" fo:margin-top="0.0mm"/>
    </style:style>
    <style:style style:family="paragraph" style:name="aa13192" style:parent-style-name="Normal">
      <style:paragraph-properties fo:line-height="100%" fo:margin-bottom="0.0mm" fo:margin-top="0.0mm"/>
    </style:style>
    <style:style style:family="table-cell" style:name="a56763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f2989" style:parent-style-name="Normal">
      <style:paragraph-properties fo:line-height="100%" fo:margin-bottom="0.0mm" fo:margin-top="0.0mm"/>
    </style:style>
    <style:style style:family="paragraph" style:name="a0fd4ef" style:parent-style-name="Normal">
      <style:paragraph-properties fo:line-height="100%" fo:margin-bottom="0.0mm" fo:margin-top="0.0mm"/>
    </style:style>
    <style:style style:data-style-name="N0" style:family="table-cell" style:name="aab633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dd92c" style:parent-style-name="Normal">
      <style:paragraph-properties fo:break-before="page" fo:line-height="100%" fo:margin-bottom="0.0mm" fo:margin-top="0.0mm"/>
    </style:style>
    <style:style style:family="table-cell" style:name="a8c365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4194fb">
      <style:table-row-properties style:row-height="4.83mm"/>
    </style:style>
    <style:style style:family="table-column" style:name="a139a42">
      <style:table-column-properties style:rel-column-width="20*"/>
    </style:style>
    <style:style style:family="table" style:name="a5f48ea">
      <style:table-properties fo:margin-left="0.0mm" style:width="15.984cm" table:align="left"/>
    </style:style>
    <number:currency-style style:name="N0P0" style:volatile="true">
      <number:number number:decimal-places="3" number:grouping="true" number:min-integer-digits="1"/>
      <number:currency-symbol number:country="DE" number:language="de">€</number:currency-symbol>
    </number:currency-style>
    <number:currency-style style:name="N0">
      <style:text-properties fo:color="#ff0000"/>
      <number:text>-</number:text>
      <number:number number:decimal-places="3" number:grouping="true" number:min-integer-digits="1"/>
      <number:currency-symbol number:country="DE" number:language="de">€</number:currency-symbol>
      <style:map style:apply-style-name="N0P0" style:condition="value()&gt;0"/>
    </number:currency-style>
    <number:number-style style:name="N2">
      <number:scientific-number number:decimal-places="2" number:min-exponent-digits="3" number:min-integer-digits="1"/>
    </number:number-style>
  </office:automatic-styles>
  <office:body>
    <office:text>
      <table:table table:style-name="a5f48ea">
        <table:table-column table:number-columns-repeated="5" table:style-name="a139a42"/>
        <table:table-row table:style-name="a4194fb">
          <table:table-cell table:style-name="a8c3656">
            <text:p text:style-name="a6dd92c">1</text:p>
          </table:table-cell>
          <table:table-cell table:number-columns-spanned="2" table:style-name="aab6332">
            <text:p text:style-name="a0fd4ef">2,00 €</text:p>
            <text:p text:style-name="a3f2989">00:00:00</text:p>
          </table:table-cell>
          <table:table-cell table:style-name="a567635">
            <text:p text:style-name="aa13192">4</text:p>
          </table:table-cell>
          <table:table-cell>
            <text:p text:style-name="ab7d7fe"/>
          </table:table-cell>
        </table:table-row>
        <table:table-row>
          <table:table-cell table:style-name="a9f91e5">
            <text:p text:style-name="a82072d">1,10E+001</text:p>
            <text:p text:style-name="a591379">111,00%</text:p>
          </table:table-cell>
          <table:table-cell table:style-name="a5271be">
            <text:p text:style-name="a958c23">22</text:p>
          </table:table-cell>
          <table:table-cell table:style-name="a4b73de">
            <text:p text:style-name="afb3228">33</text:p>
          </table:table-cell>
          <table:table-cell table:style-name="a1eb99a">
            <text:p text:style-name="a14e0af">44</text:p>
          </table:table-cell>
          <table:table-cell table:style-name="a2b630d">
            <text:p text:style-name="ac46e2b">55</text:p>
          </table:table-cell>
        </table:table-row>
        <table:table-row>
          <table:table-cell table:number-columns-spanned="4" table:style-name="a1b4455">
            <table:table table:style-name="a24b323">
              <table:table-column table:number-columns-repeated="3" table:style-name="a2a79a8"/>
              <table:table-row>
                <table:table-cell table:style-name="a49f0c0">
                  <text:p text:style-name="adb1b5c">I</text:p>
                </table:table-cell>
                <table:table-cell table:style-name="ad22c2a">
                  <text:p text:style-name="a7b64be">II</text:p>
                </table:table-cell>
                <table:table-cell table:style-name="afb0c9c">
                  <text:p text:style-name="a025bee">III</text:p>
                </table:table-cell>
              </table:table-row>
              <table:table-row>
                <table:table-cell table:style-name="a7517a1">
                  <text:p text:style-name="a3d384b">Ia</text:p>
                </table:table-cell>
                <table:table-cell table:style-name="a7e07fa">
                  <text:p text:style-name="aa9a804">IIa</text:p>
                </table:table-cell>
                <table:table-cell table:style-name="ad2b10e">
                  <text:p text:style-name="a2decd3">IIIa</text:p>
                </table:table-cell>
              </table:table-row>
            </table:table>
            <text:p text:style-name="abda9f3">Xxx</text:p>
            <text:p text:style-name="ae2d31a">lö</text:p>
          </table:table-cell>
        </table:table-row>
        <table:table-row>
          <table:table-cell table:style-name="a381864">
            <text:p text:style-name="a8405c9">2222</text:p>
          </table:table-cell>
          <table:table-cell table:number-columns-spanned="3" table:style-name="a9ea534">
            <text:p text:style-name="abc74c5">INGO</text:p>
          </table:table-cell>
          <table:table-cell table:style-name="a9b291d">
            <text:p text:style-name="a3daacf">3333</text:p>
          </table:table-cell>
        </table:table-row>
        <table:table-row>
          <table:table-cell table:style-name="a5d39f6">
            <text:p text:style-name="a6d4b0d">a</text:p>
          </table:table-cell>
          <table:table-cell table:style-name="a2dada1">
            <text:p text:style-name="af2bdba">b</text:p>
          </table:table-cell>
          <table:table-cell table:style-name="a84a953">
            <text:p text:style-name="ac396a4">c</text:p>
          </table:table-cell>
          <table:table-cell table:style-name="a9428f8">
            <text:p text:style-name="a9eb773">d</text:p>
          </table:table-cell>
          <table:table-cell table:style-name="a4b53dd">
            <text:p text:style-name="a8fdaeb">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DE" fo:font-size="10.0pt" fo:font-style="normal" fo:font-weight="normal" fo:language="de" fo:letter-spacing="normal" style:font-name="Calibri" style:font-name-asian="Calibri" style:font-name-complex="Times New Roman" style:font-size-asian="10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Standard" style:parent-style-name="default_paragraph_style"/>
    <style:style style:display-name="Table Contents" style:family="paragraph" style:name="Table_20_Contents" style:parent-style-name="Standard"/>
    <style:style style:family="paragraph" style:name="Normal" style:parent-style-name="default_paragraph_style">
      <style:paragraph-properties fo:line-height="107%" fo:margin-bottom="2.82mm" fo:margin-top="0.0mm"/>
      <style:text-properties fo:font-size="11.0pt" style:font-size-asian="11.0pt"/>
    </style:style>
    <style:style style:display-name="Default Paragraph Font" style:family="text" style:name="Default_20_Paragraph_20_Font" style:parent-style-name="default_character_style"/>
    <style:default-style style:family="graphic">
      <style:graphic-properties draw:fill="solid" draw:fill-color="#5b9bd5"/>
      <style:paragraph-properties fo:line-height="100%" fo:text-align="left"/>
      <style:text-properties fo:country="DE" fo:font-size="10.0pt" fo:font-style="normal" fo:font-weight="normal" fo:language="de" fo:letter-spacing="normal" style:font-size-asian="10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4</dc:date>
    <meta:editing-cycles>2</meta:editing-cycles>
    <meta:editing-duration>PT0.021S</meta:editing-duration>
  </office:meta>
</office:document-meta>
</file>